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 style:list-style-name="L1">
      <style:text-properties fo:color="#000000" style:font-name="Arial"/>
    </style:style>
    <style:style style:name="P4" style:family="paragraph" style:parent-style-name="Standard" style:list-style-name="L1">
      <style:text-properties fo:color="#000000" style:font-name="Arial" fo:background-color="#ffff00"/>
    </style:style>
    <style:style style:name="P5" style:family="paragraph" style:parent-style-name="Standard">
      <style:text-properties fo:color="#000000" style:font-name="Arial" fo:background-color="#ff6600"/>
    </style:style>
    <style:style style:name="P6" style:family="paragraph" style:parent-style-name="Standard" style:list-style-name="L1">
      <style:text-properties fo:color="#000000" style:font-name="Arial" fo:background-color="#ff6600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color="#000000"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r Monsieur,</text:p>
      <text:p text:style-name="P1"/>
      <text:p text:style-name="P1">Nous sommes l'équipe de développeurs chargés de créer le site web de votre entreprise Cafiné et nous en sommes ravis !</text:p>
      <text:p text:style-name="P1">Notre équipe est composée d'Alexis, Léonard, Brendan et moi-même Claire, tous les quatre étudiants en 1ère année à la Coding Factory de Paris.<text:line-break/></text:p>
      <text:p text:style-name="P1">Nous avons quelques questions à vous poser afin de clarifier vos besoins, vous les trouverez ci-dessous.<text:line-break/></text:p>
      <text:p text:style-name="P2"><text:span text:style-name="T1"/></text:p>
      <text:list xml:id="list5467808631377511071" text:style-name="L1">
        <text:list-item>
          <text:p text:style-name="P3"><text:span text:style-name="T1">En terme de design, avez-vous une idée précise du résultat que vous souhaiteriez obtenir ? SI oui, avez vous des exemples ou une maquette ?</text:span></text:p>
        </text:list-item>
        <text:list-item>
          <text:p text:style-name="P3"><text:span text:style-name="T1">Avez vous des contenus écrits et / ou images et /ou vidéos à nous fournir ?</text:span></text:p>
        </text:list-item>
        <text:list-item>
          <text:p text:style-name="P3"><text:span text:style-name="T1">Souhaitez-vous que votre site soit composé de plusieurs pages (si oui, lesquelles?) ou préférez-vous un site sous forme dit « one-page » où toutes les informations figurent sur la même page ?</text:span></text:p>
        </text:list-item>
        <text:list-item>
          <text:p text:style-name="P3"><text:span text:style-name="T1">Pourriez vous nous lister les fonctionnalités attendues ?</text:span></text:p>
        </text:list-item>
        <text:list-item>
          <text:p text:style-name="P3"><text:span text:style-name="T1">Quels sont vos offres de produit/services ? </text:span></text:p>
          <text:p text:style-name="P6"><text:span text:style-name="T1"/></text:p>
          <text:p text:style-name="P3"/>
        </text:list-item>
      </text:list>
      <text:p text:style-name="P1">Nous vous remercions pour toutes ces précisions.<text:line-break/>Nous sommes à votre disposition pour tout complément d'information.<text:line-break/><text:line-break/>Hâte de vous rencontrer le lundi 1er mars.<text:line-break/></text:p>
      <text:p text:style-name="P1">Bien cordialement,</text:p>
      <text:p text:style-name="P1"/>
      <text:p text:style-name="P1">Claire Mathiron</text:p>
      <text:p text:style-name="P1"/>
      <text:p text:style-name="P1"/>
      <text:list xml:id="list32265176" text:continue-numbering="true" text:style-name="L1">
        <text:list-item>
          <text:p text:style-name="P4"><text:span text:style-name="T1">A partir de quels mots clefs voulez-vous que votre site ressorte sur les moteurs de recherche ? </text:span></text:p>
        </text:list-item>
        <text:list-item>
          <text:p text:style-name="P4"><text:span text:style-name="T1">Sur quels réseaux sociaux votre entreprise est-elle présente? </text:span></text:p>
        </text:list-item>
        <text:list-item>
          <text:p text:style-name="P4"><text:span text:style-name="T1">Voulez-vous que ces réseaux sociaux figurent en bas de page comme le font beaucoup de sites ou dans une rubrique à part entière ? </text:span></text:p>
        </text:list-item>
        <text:list-item>
          <text:p text:style-name="P6"><text:span text:style-name="T1">Pour la partie e-commerce, nous aurions besoin des prix, des noms des produits avec leur catégorie et leur photo.</text:span></text:p>
        </text:list-item>
        <text:list-item>
          <text:p text:style-name="P6"><text:span text:style-name="T1">Quels produits souhaitez-vous mettre en avant ?</text:span></text:p>
        </text:list-item>
      </text:list>
      <text:p text:style-name="P2"><text:span text:style-name="T1"/></text:p>
      <text:p text:style-name="P5"><text:span text:style-name="T1">A toutes fins utiles, vous trouverez ci-dessous nos numéros de téléphone :</text:span></text:p>
      <text:p text:style-name="P5"><text:span text:style-name="T1">Alexis Majchrzak : 0651529693</text:span></text:p>
      <text:p text:style-name="P5"><text:span text:style-name="T1">Léonard Duhem : 0781972456 <text:s/></text:span></text:p>
      <text:p text:style-name="P5"><text:span text:style-name="T1">Brendan Boiseaux  :0781552514</text:span></text:p>
      <text:p text:style-name="P5"><text:span text:style-name="T1">Claire Mathiron : 0641748349</text:span></text:p>
      <text:p text:style-name="P1"><text:line-break/><text:line-break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ire Mathiron</meta:initial-creator>
    <meta:creation-date>2021-02-18T10:30:23.01</meta:creation-date>
    <dc:date>2021-02-18T12:05:41.72</dc:date>
    <dc:creator>Claire Mathiron</dc:creator>
    <meta:editing-duration>PT49M4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2" meta:paragraph-count="24" meta:word-count="290" meta:character-count="1729"/>
  </office:meta>
</office:document-meta>
</file>